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Lohit Devanagari1" svg:font-family="'Lohit Devanagari'"/>
    <style:font-face style:name="ubuntu-regular" svg:font-family="ubuntu-regular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d49a9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20112c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a0a0a" style:font-name="ubuntu-regular" fo:font-size="11.25pt" fo:letter-spacing="normal" fo:font-style="normal" fo:font-weight="bold" officeooo:paragraph-rsid="0020112c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f4c52" style:font-name="Lato" fo:font-size="10.5pt" fo:letter-spacing="normal" fo:font-style="normal" fo:font-weight="normal" officeooo:paragraph-rsid="0020112c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f4c52" style:font-name="Lato" fo:font-size="10.5pt" fo:letter-spacing="normal" fo:font-style="normal" fo:font-weight="normal" officeooo:paragraph-rsid="001d49a9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f4c52" style:font-name="Lato" fo:font-size="10.5pt" fo:letter-spacing="normal" fo:font-style="normal" style:text-underline-style="solid" style:text-underline-type="double" style:text-underline-width="auto" style:text-underline-color="font-color" fo:font-weight="normal" officeooo:paragraph-rsid="001d49a9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d49a9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text-underline-style="solid" style:text-underline-type="double" style:text-underline-width="auto" style:text-underline-color="font-color" officeooo:paragraph-rsid="001d49a9"/>
    </style:style>
    <style:style style:name="T1" style:family="text">
      <style:text-properties fo:font-variant="normal" fo:text-transform="none" fo:color="#3f4c52" style:font-name="Lato" fo:font-size="10.5pt" fo:letter-spacing="normal" fo:font-style="normal" fo:font-weight="normal"/>
    </style:style>
    <style:style style:name="T2" style:family="text">
      <style:text-properties fo:font-variant="normal" fo:text-transform="none" fo:color="#3f4c52" style:font-name="Lato" fo:font-size="10.5pt" fo:letter-spacing="normal" fo:font-style="normal" fo:font-weight="normal" officeooo:rsid="001d49a9"/>
    </style:style>
    <style:style style:name="T3" style:family="text">
      <style:text-properties fo:font-variant="normal" fo:text-transform="none" fo:color="#3f4c52" style:font-name="Lato" fo:font-size="10.5pt" fo:letter-spacing="normal" fo:font-style="normal" fo:font-weight="normal" officeooo:rsid="0020112c"/>
    </style:style>
    <style:style style:name="T4" style:family="text">
      <style:text-properties fo:font-variant="normal" fo:text-transform="none" fo:color="#3f4c52" style:font-name="Lato" fo:font-size="10.5pt" fo:letter-spacing="normal" fo:font-style="normal" fo:font-weight="normal" officeooo:rsid="0020f113"/>
    </style:style>
    <style:style style:name="T5" style:family="text">
      <style:text-properties fo:font-variant="normal" fo:text-transform="none" fo:color="#3f4c52" style:font-name="Lato" fo:font-size="10.5pt" fo:letter-spacing="normal" fo:font-style="normal" style:text-underline-style="solid" style:text-underline-type="double" style:text-underline-width="auto" style:text-underline-color="font-color" fo:font-weight="normal"/>
    </style:style>
    <style:style style:name="T6" style:family="text">
      <style:text-properties fo:font-variant="normal" fo:text-transform="none" fo:color="#3f4c52" style:font-name="Lato" fo:font-size="10.5pt" fo:letter-spacing="normal" fo:font-style="normal" style:text-underline-style="solid" style:text-underline-type="double" style:text-underline-width="auto" style:text-underline-color="font-color" fo:font-weight="normal" officeooo:rsid="0020112c"/>
    </style:style>
    <style:style style:name="T7" style:family="text">
      <style:text-properties fo:font-variant="normal" fo:text-transform="none" fo:color="#3f4c52" style:font-name="Lato" fo:font-size="10.5pt" fo:letter-spacing="normal" fo:font-style="normal" style:text-underline-style="solid" style:text-underline-type="double" style:text-underline-width="auto" style:text-underline-color="font-color" fo:font-weight="normal" officeooo:rsid="001d49a9"/>
    </style:style>
    <style:style style:name="T8" style:family="text">
      <style:text-properties fo:color="#3f4c52" style:font-name="Lato" fo:font-size="10.5pt" fo:font-weight="normal"/>
    </style:style>
    <style:style style:name="T9" style:family="text">
      <style:text-properties fo:color="#3f4c52" style:font-name="Lato" fo:font-size="10.5pt" fo:font-weight="normal" officeooo:rsid="0020f113"/>
    </style:style>
    <style:style style:name="T10" style:family="text">
      <style:text-properties fo:color="#3f4c52" style:font-name="Lato" fo:font-size="10.5pt" fo:font-weight="normal" officeooo:rsid="0022c7fc"/>
    </style:style>
    <style:style style:name="T11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8">Wizytówk</text:span><text:span text:style-name="T9">a</text:span><text:span text:style-name="T8"> </text:span><text:span text:style-name="T9">i</text:span><text:span text:style-name="T8">nternetow</text:span><text:span text:style-name="T9">a</text:span><text:span text:style-name="T8">, </text:span><text:span text:style-name="T9">strona www za 100zl </text:span><text:span text:style-name="T10">strony</text:span></text:p>
      <text:p text:style-name="P4"/>
      <text:p text:style-name="P2"><text:span text:style-name="T5">Witaj!</text:span><text:span text:style-name="T11"><text:line-break/><text:line-break/></text:span><text:span text:style-name="T5">Oferuję stworzenie całkowicie responsywnej (mobilnej) strony internetowe</text:span><text:span text:style-name="T6">j</text:span><text:span text:style-name="T11"><text:line-break/><text:line-break/></text:span><text:span text:style-name="T5">Najpierw zaprojektuje stronę www <text:s/>a dopiero później decydujesz o zakupie.</text:span><text:span text:style-name="T11"><text:line-break/><text:line-break/></text:span><text:span text:style-name="T5">Zobacz nasze realizacje:</text:span><text:span text:style-name="T11"><text:line-break/></text:span><text:span text:style-name="T5">&gt; </text:span><text:a xlink:type="simple" xlink:href="https://lawyer-19ec3.web.app/" text:style-name="Internet_20_link" text:visited-style-name="Visited_20_Internet_20_Link"><text:span text:style-name="T11">https://lawyer-19ec3.web.app/</text:span></text:a></text:p>
      <text:p text:style-name="P1"><text:span text:style-name="T7">&gt; </text:span><text:a xlink:type="simple" xlink:href="https://tiny-lending.web.app/" text:style-name="Internet_20_link" text:visited-style-name="Visited_20_Internet_20_Link"><text:span text:style-name="T11">https://tiny-lending.web.app/</text:span></text:a></text:p>
      <text:p text:style-name="P1"><text:span text:style-name="T7">&gt; </text:span><text:a xlink:type="simple" xlink:href="https://dentist-21ba2.web.app/" text:style-name="Internet_20_link" text:visited-style-name="Visited_20_Internet_20_Link"><text:span text:style-name="T11">https://dentist-21ba2.web.app/</text:span></text:a><text:span text:style-name="T5"> </text:span></text:p>
      <text:p text:style-name="P6"/>
      <text:p text:style-name="P8"><text:span text:style-name="T1">Gwarancja oraz wsparcie przez 12 miesięcy.<text:line-break/>Opieka nad stroną internetową po zakończeniu zadania, usuwanie usterek.<text:line-break/><text:line-break/>żeby zamówić </text:span><text:span text:style-name="T4">project w</text:span><text:span text:style-name="T1">yślij wiadomość przez OLX (lub e-mail)</text:span></text:p>
      <text:p text:style-name="P1"><text:span text:style-name="T1"/></text:p>
      <text:p text:style-name="P5">Dodatkowo piszemy teksty i opisy, pozycjonujemy strony w wyszukiwarce Google oraz oferujemy projekty graficzne: loga, ulotki, wizualizacje budynków, it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Lohit Devanagari1" svg:font-family="'Lohit Devanagari'"/>
    <style:font-face style:name="ubuntu-regular" svg:font-family="ubuntu-regular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3:32:12.752320492</meta:creation-date>
    <dc:date>2020-03-14T15:17:16.331715682</dc:date>
    <meta:editing-duration>PT23H40M1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77" meta:character-count="656" meta:non-whitespace-character-count="579"/>
  </office:meta>
</office:document-meta>
</file>